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81])" office:value-type="float" office:value="24">
            <text:p>2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08_20-54-2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0">
            <text:p>20</text:p>
          </table:table-cell>
          <table:table-cell table:formula="of:=LEN([.B2])" office:value-type="float" office:value="23">
            <text:p>23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9-08_20-54-42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0">
            <text:p>20</text:p>
          </table:table-cell>
          <table:table-cell table:formula="of:=LEN([.B3])" office:value-type="float" office:value="23">
            <text:p>23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08_20-54-52.jpg</text:p>
          </table:table-cell>
          <table:table-cell table:style-name="ce26" office:value-type="string">
            <text:p>-*</text:p>
          </table:table-cell>
          <table:table-cell table:style-name="ce43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-*">
            <text:p>-*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0">
            <text:p>20</text:p>
          </table:table-cell>
          <table:table-cell table:formula="of:=LEN([.B4])" office:value-type="float" office:value="23">
            <text:p>23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09_10-55-02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-*">
            <text:p>-*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0">
            <text:p>20</text:p>
          </table:table-cell>
          <table:table-cell table:formula="of:=LEN([.B5])" office:value-type="float" office:value="23">
            <text:p>23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09_10-56-11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-*">
            <text:p>-*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0">
            <text:p>20</text:p>
          </table:table-cell>
          <table:table-cell table:formula="of:=LEN([.B6])" office:value-type="float" office:value="23">
            <text:p>23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9-09_10-58-01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-*">
            <text:p>-*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0">
            <text:p>20</text:p>
          </table:table-cell>
          <table:table-cell table:formula="of:=LEN([.B7])" office:value-type="float" office:value="23">
            <text:p>23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9-09_11-02-26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-*">
            <text:p>-*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0">
            <text:p>20</text:p>
          </table:table-cell>
          <table:table-cell table:formula="of:=LEN([.B8])" office:value-type="float" office:value="23">
            <text:p>23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9-09_11-02-33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:PHOTO 起きた時刻 / 2023">
            <text:p>:m :PHOTO 起き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23">
            <text:p>23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3-09-10_12-24-04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-*">
            <text:p>-*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23">
            <text:p>23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09_07-47-09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起きた時刻 / 2023">
            <text:p>:m :PHOTO 起き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23">
            <text:p>23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1">
            <text:p>21</text:p>
          </table:table-cell>
          <table:table-cell table:style-name="ce17" office:value-type="string">
            <text:p>2023-09-10_07-45-31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PHOTO 起きた時刻 / 2023">
            <text:p>:m :PHOTO 起きた時刻 / 2023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23">
            <text:p>23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09_00-45-43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PHOTO 寝た時刻 / 2023">
            <text:p>:m :PHOTO 寝た時刻 / 2023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23">
            <text:p>23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9-10_00-55-33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PHOTO 寝た時刻 / 2023">
            <text:p>:m :PHOTO 寝た時刻 / 2023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23">
            <text:p>23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08_18-57-44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23">
            <text:p>23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9-08_20-54-13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0">
            <text:p>20</text:p>
          </table:table-cell>
          <table:table-cell table:formula="of:=LEN([.B16])" office:value-type="float" office:value="23">
            <text:p>23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9-09_21-17-39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0">
            <text:p>20</text:p>
          </table:table-cell>
          <table:table-cell table:formula="of:=LEN([.B17])" office:value-type="float" office:value="23">
            <text:p>23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3-09-09_21-17-43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0">
            <text:p>20</text:p>
          </table:table-cell>
          <table:table-cell table:formula="of:=LEN([.B18])" office:value-type="float" office:value="23">
            <text:p>23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08_20-58-43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0">
            <text:p>20</text:p>
          </table:table-cell>
          <table:table-cell table:formula="of:=LEN([.B19])" office:value-type="float" office:value="23">
            <text:p>23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9-09_12-13-14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0">
            <text:p>20</text:p>
          </table:table-cell>
          <table:table-cell table:formula="of:=LEN([.B20])" office:value-type="float" office:value="23">
            <text:p>23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9-09_21-17-47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0">
            <text:p>20</text:p>
          </table:table-cell>
          <table:table-cell table:formula="of:=LEN([.B21])" office:value-type="float" office:value="23">
            <text:p>23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7" office:value-type="string">
            <text:p>2023-09-09_07-48-54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0">
            <text:p>20</text:p>
          </table:table-cell>
          <table:table-cell table:formula="of:=LEN([.B22])" office:value-type="float" office:value="23">
            <text:p>23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9-10_07-50-26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0">
            <text:p>20</text:p>
          </table:table-cell>
          <table:table-cell table:formula="of:=LEN([.B23])" office:value-type="float" office:value="23">
            <text:p>23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09-09_11-11-59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-*">
            <text:p>-*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0">
            <text:p>20</text:p>
          </table:table-cell>
          <table:table-cell table:formula="of:=LEN([.B24])" office:value-type="float" office:value="23">
            <text:p>23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9-10_18-44-36.mp4</text:p>
          </table:table-cell>
          <table:table-cell table:style-name="ce26" office:value-type="string">
            <text:p>:VIDEO / @自室 / 記録 / jap.flute / 演奏、play / R=1(9/10) / genre=melody,for=~,file-piece-id=~,memo=~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string" office:string-value="mp4">
            <text:p>mp4</text:p>
          </table:table-cell>
          <table:table-cell table:style-name="ce47" table:formula="of:=FIND(&quot;.&quot;;[.B25];1)" office:value-type="float" office:value="20">
            <text:p>20</text:p>
          </table:table-cell>
          <table:table-cell table:formula="of:=LEN([.B25])" office:value-type="float" office:value="23">
            <text:p>23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9-10_21-17-24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0">
            <text:p>20</text:p>
          </table:table-cell>
          <table:table-cell table:formula="of:=LEN([.B26])" office:value-type="float" office:value="23">
            <text:p>23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9-10_21-17-29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食べた物 ">
            <text:p>:m 食べた物 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0">
            <text:p>20</text:p>
          </table:table-cell>
          <table:table-cell table:formula="of:=LEN([.B27])" office:value-type="float" office:value="23">
            <text:p>23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11_07-48-18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:PHOTO 起きた時刻 / 2023">
            <text:p>:m :PHOTO 起きた時刻 / 2023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0">
            <text:p>20</text:p>
          </table:table-cell>
          <table:table-cell table:formula="of:=LEN([.B28])" office:value-type="float" office:value="23">
            <text:p>23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9-11_07-50-09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0">
            <text:p>20</text:p>
          </table:table-cell>
          <table:table-cell table:formula="of:=LEN([.B29])" office:value-type="float" office:value="23">
            <text:p>23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11_11-59-35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m 食べた物 ">
            <text:p>:m 食べた物 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0">
            <text:p>20</text:p>
          </table:table-cell>
          <table:table-cell table:formula="of:=LEN([.B30])" office:value-type="float" office:value="23">
            <text:p>23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9-11_15-18-24.jpg</text:p>
          </table:table-cell>
          <table:table-cell table:style-name="ce26" office:value-type="string">
            <text:p>:m 1*5 RES / JVEMV6 64#335_robotics_nishikawa / 『概説　ロボット工学』 著者=西川正雄,校注=~ / p.113 / w=自由度；,topic=逆問題；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m 1*5 RES / JVEMV6 64#335_robotics_nishikawa / 『概説　ロボット工学』 著者=西川正雄,校注=~ / p.113 / w=自由度；,topic=逆問題；,publisher=~,other=">
            <text:p>:m 1*5 RES / JVEMV6 64#335_robotics_nishikawa / 『概説　ロボット工学』 著者=西川正雄,校注=~ / p.113 / w=自由度；,topic=逆問題；,publisher=~,other=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0">
            <text:p>20</text:p>
          </table:table-cell>
          <table:table-cell table:formula="of:=LEN([.B31])" office:value-type="float" office:value="23">
            <text:p>23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11_15-18-44.jpg</text:p>
          </table:table-cell>
          <table:table-cell table:style-name="ce26" office:value-type="string">
            <text:p>:m 2*5 RES / JVEMV6 64#335_robotics_nishikawa / 『概説　ロボット工学』 著者=西川正雄,校注=~ / p.117 / w=；,topic=逆問題；,publisher=~,other=memo+:pitch,yaw,他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m 2*5 RES / JVEMV6 64#335_robotics_nishikawa / 『概説　ロボット工学』 著者=西川正雄,校注=~ / p.117 / w=；,topic=逆問題；,publisher=~,other=memo+:pitch,yaw,他">
            <text:p>:m 2*5 RES / JVEMV6 64#335_robotics_nishikawa / 『概説　ロボット工学』 著者=西川正雄,校注=~ / p.117 / w=；,topic=逆問題；,publisher=~,other=memo+:pitch,yaw,他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0">
            <text:p>20</text:p>
          </table:table-cell>
          <table:table-cell table:formula="of:=LEN([.B32])" office:value-type="float" office:value="23">
            <text:p>23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11_15-18-59.jpg</text:p>
          </table:table-cell>
          <table:table-cell table:style-name="ce26" office:value-type="string">
            <text:p>:m 3*5 RES / JVEMV6 64#335_robotics_nishikawa / 『概説　ロボット工学』 著者=西川正雄,校注=~ / p.136 / w=歩容設計；６軸力センサ；遊脚足部,topic=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3*5 RES / JVEMV6 64#335_robotics_nishikawa / 『概説　ロボット工学』 著者=西川正雄,校注=~ / p.136 / w=歩容設計；６軸力センサ；遊脚足部,topic=；,publisher=~,other=">
            <text:p>:m 3*5 RES / JVEMV6 64#335_robotics_nishikawa / 『概説　ロボット工学』 著者=西川正雄,校注=~ / p.136 / w=歩容設計；６軸力センサ；遊脚足部,topic=；,publisher=~,other=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0">
            <text:p>20</text:p>
          </table:table-cell>
          <table:table-cell table:formula="of:=LEN([.B33])" office:value-type="float" office:value="23">
            <text:p>23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11_15-19-17.jpg</text:p>
          </table:table-cell>
          <table:table-cell table:style-name="ce26" office:value-type="string">
            <text:p>:m 4*5 RES / JVEMV6 64#335_robotics_nishikawa / 『概説　ロボット工学』 著者=西川正雄,校注=~ / p.138 / w=重心回りの慣性モーメント；床反力,topic=；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m 4*5 RES / JVEMV6 64#335_robotics_nishikawa / 『概説　ロボット工学』 著者=西川正雄,校注=~ / p.138 / w=重心回りの慣性モーメント；床反力,topic=；,publisher=~,other=">
            <text:p>:m 4*5 RES / JVEMV6 64#335_robotics_nishikawa / 『概説　ロボット工学』 著者=西川正雄,校注=~ / p.138 / w=重心回りの慣性モーメント；床反力,topic=；,publisher=~,other=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0">
            <text:p>20</text:p>
          </table:table-cell>
          <table:table-cell table:formula="of:=LEN([.B34])" office:value-type="float" office:value="23">
            <text:p>23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11_15-19-46.jpg</text:p>
          </table:table-cell>
          <table:table-cell table:style-name="ce26" office:value-type="string">
            <text:p>:m 5*5 RES / JVEMV6 64#335_robotics_nishikawa / 『概説　ロボット工学』 著者=西川正雄,校注=~ / p.148 / w=,topic=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m 5*5 RES / JVEMV6 64#335_robotics_nishikawa / 『概説　ロボット工学』 著者=西川正雄,校注=~ / p.148 / w=,topic=；,publisher=~,other=">
            <text:p>:m 5*5 RES / JVEMV6 64#335_robotics_nishikawa / 『概説　ロボット工学』 著者=西川正雄,校注=~ / p.148 / w=,topic=；,publisher=~,other=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0">
            <text:p>20</text:p>
          </table:table-cell>
          <table:table-cell table:formula="of:=LEN([.B35])" office:value-type="float" office:value="23">
            <text:p>23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1_17-59-25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0">
            <text:p>20</text:p>
          </table:table-cell>
          <table:table-cell table:formula="of:=LEN([.B36])" office:value-type="float" office:value="23">
            <text:p>23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9-11_17-59-32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0">
            <text:p>20</text:p>
          </table:table-cell>
          <table:table-cell table:formula="of:=LEN([.B37])" office:value-type="float" office:value="23">
            <text:p>23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11_17-59-52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47" table:formula="of:=FIND(&quot;.&quot;;[.B38];1)" office:value-type="float" office:value="20">
            <text:p>20</text:p>
          </table:table-cell>
          <table:table-cell table:formula="of:=LEN([.B38])" office:value-type="float" office:value="23">
            <text:p>23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9-11_18-00-09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39];[.K39])" office:value-type="string" office:string-value="jpg">
            <text:p>jpg</text:p>
          </table:table-cell>
          <table:table-cell table:style-name="ce47" table:formula="of:=FIND(&quot;.&quot;;[.B39];1)" office:value-type="float" office:value="20">
            <text:p>20</text:p>
          </table:table-cell>
          <table:table-cell table:formula="of:=LEN([.B39])" office:value-type="float" office:value="23">
            <text:p>23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9-11_18-00-15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0];[.K40])" office:value-type="string" office:string-value="jpg">
            <text:p>jpg</text:p>
          </table:table-cell>
          <table:table-cell table:style-name="ce47" table:formula="of:=FIND(&quot;.&quot;;[.B40];1)" office:value-type="float" office:value="20">
            <text:p>20</text:p>
          </table:table-cell>
          <table:table-cell table:formula="of:=LEN([.B40])" office:value-type="float" office:value="23">
            <text:p>23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11_18-44-07.mp4</text:p>
          </table:table-cell>
          <table:table-cell table:style-name="ce27" office:value-type="string">
            <text:p>:VIDEO / @自室 / 記録 / jap.flute / 演奏、play / R=1(9/11)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string" office:string-value=":VIDEO / @自室 / 記録 / jap.flute / 演奏、play / R=1(9/11) / genre=melody,for=~,file-piece-id=~,memo=~,session=hour-18,recording-id=~,other=~ / follow+">
            <text:p>:VIDEO / @自室 / 記録 / jap.flute / 演奏、play / R=1(9/11) / genre=melody,for=~,file-piece-id=~,memo=~,session=hour-18,recording-id=~,other=~ / follow+</text:p>
          </table:table-cell>
          <table:table-cell table:style-name="ce10" table:formula="of:=RIGHT([.B41];[.K41])" office:value-type="string" office:string-value="mp4">
            <text:p>mp4</text:p>
          </table:table-cell>
          <table:table-cell table:style-name="ce47" table:formula="of:=FIND(&quot;.&quot;;[.B41];1)" office:value-type="float" office:value="20">
            <text:p>20</text:p>
          </table:table-cell>
          <table:table-cell table:formula="of:=LEN([.B41])" office:value-type="float" office:value="23">
            <text:p>23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11_18-45-43.mp4</text:p>
          </table:table-cell>
          <table:table-cell table:style-name="ce27" office:value-type="string">
            <text:p>:VIDEO / @自室 / 記録 / jap.flute / 演奏、play / R=2(9/11)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string" office:string-value=":VIDEO / @自室 / 記録 / jap.flute / 演奏、play / R=2(9/11) / genre=melody,for=~,file-piece-id=~,memo=~,session=hour-18,recording-id=~,other=~ / follow+">
            <text:p>:VIDEO / @自室 / 記録 / jap.flute / 演奏、play / R=2(9/11) / genre=melody,for=~,file-piece-id=~,memo=~,session=hour-18,recording-id=~,other=~ / follow+</text:p>
          </table:table-cell>
          <table:table-cell table:style-name="ce10" table:formula="of:=RIGHT([.B42];[.K42])" office:value-type="string" office:string-value="mp4">
            <text:p>mp4</text:p>
          </table:table-cell>
          <table:table-cell table:style-name="ce47" table:formula="of:=FIND(&quot;.&quot;;[.B42];1)" office:value-type="float" office:value="20">
            <text:p>20</text:p>
          </table:table-cell>
          <table:table-cell table:formula="of:=LEN([.B42])" office:value-type="float" office:value="23">
            <text:p>23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11_21-22-04.jpg</text:p>
          </table:table-cell>
          <table:table-cell table:style-name="ce27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3];[.K43])" office:value-type="string" office:string-value="jpg">
            <text:p>jpg</text:p>
          </table:table-cell>
          <table:table-cell table:style-name="ce47" table:formula="of:=FIND(&quot;.&quot;;[.B43];1)" office:value-type="float" office:value="20">
            <text:p>20</text:p>
          </table:table-cell>
          <table:table-cell table:formula="of:=LEN([.B43])" office:value-type="float" office:value="23">
            <text:p>23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11_21-22-08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string" office:string-value=":m 食べた物 ">
            <text:p>:m 食べた物 </text:p>
          </table:table-cell>
          <table:table-cell table:style-name="ce10" table:formula="of:=RIGHT([.B44];[.K44])" office:value-type="string" office:string-value="jpg">
            <text:p>jpg</text:p>
          </table:table-cell>
          <table:table-cell table:style-name="ce47" table:formula="of:=FIND(&quot;.&quot;;[.B44];1)" office:value-type="float" office:value="20">
            <text:p>20</text:p>
          </table:table-cell>
          <table:table-cell table:formula="of:=LEN([.B44])" office:value-type="float" office:value="23">
            <text:p>23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12_07-38-43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string" office:string-value=":m :PHOTO 起きた時刻 / 2023">
            <text:p>:m :PHOTO 起きた時刻 / 2023</text:p>
          </table:table-cell>
          <table:table-cell table:style-name="ce10" table:formula="of:=RIGHT([.B45];[.K45])" office:value-type="string" office:string-value="jpg">
            <text:p>jpg</text:p>
          </table:table-cell>
          <table:table-cell table:style-name="ce47" table:formula="of:=FIND(&quot;.&quot;;[.B45];1)" office:value-type="float" office:value="20">
            <text:p>20</text:p>
          </table:table-cell>
          <table:table-cell table:formula="of:=LEN([.B45])" office:value-type="float" office:value="23">
            <text:p>23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12_07-41-08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46];[.K46])" office:value-type="string" office:string-value="jpg">
            <text:p>jpg</text:p>
          </table:table-cell>
          <table:table-cell table:style-name="ce47" table:formula="of:=FIND(&quot;.&quot;;[.B46];1)" office:value-type="float" office:value="20">
            <text:p>20</text:p>
          </table:table-cell>
          <table:table-cell table:formula="of:=LEN([.B46])" office:value-type="float" office:value="23">
            <text:p>23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 office:value-type="string">
            <text:p>2023-09-12_09-18-21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47];[.K47])" office:value-type="string" office:string-value="jpg">
            <text:p>jpg</text:p>
          </table:table-cell>
          <table:table-cell table:style-name="ce47" table:formula="of:=FIND(&quot;.&quot;;[.B47];1)" office:value-type="float" office:value="20">
            <text:p>20</text:p>
          </table:table-cell>
          <table:table-cell table:formula="of:=LEN([.B47])" office:value-type="float" office:value="23">
            <text:p>23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9-12_09-18-35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48];[.K48])" office:value-type="string" office:string-value="jpg">
            <text:p>jpg</text:p>
          </table:table-cell>
          <table:table-cell table:style-name="ce47" table:formula="of:=FIND(&quot;.&quot;;[.B48];1)" office:value-type="float" office:value="20">
            <text:p>20</text:p>
          </table:table-cell>
          <table:table-cell table:formula="of:=LEN([.B48])" office:value-type="float" office:value="23">
            <text:p>23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string">
            <text:p>2023-09-12_09-18-42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49];[.K49])" office:value-type="string" office:string-value="jpg">
            <text:p>jpg</text:p>
          </table:table-cell>
          <table:table-cell table:style-name="ce47" table:formula="of:=FIND(&quot;.&quot;;[.B49];1)" office:value-type="float" office:value="20">
            <text:p>20</text:p>
          </table:table-cell>
          <table:table-cell table:formula="of:=LEN([.B49])" office:value-type="float" office:value="23">
            <text:p>23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8" office:value-type="string">
            <text:p>2023-09-12_09-18-57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0];[.K50])" office:value-type="string" office:string-value="jpg">
            <text:p>jpg</text:p>
          </table:table-cell>
          <table:table-cell table:style-name="ce47" table:formula="of:=FIND(&quot;.&quot;;[.B50];1)" office:value-type="float" office:value="20">
            <text:p>20</text:p>
          </table:table-cell>
          <table:table-cell table:formula="of:=LEN([.B50])" office:value-type="float" office:value="23">
            <text:p>23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9-12_09-19-03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1];[.K51])" office:value-type="string" office:string-value="jpg">
            <text:p>jpg</text:p>
          </table:table-cell>
          <table:table-cell table:style-name="ce47" table:formula="of:=FIND(&quot;.&quot;;[.B51];1)" office:value-type="float" office:value="20">
            <text:p>20</text:p>
          </table:table-cell>
          <table:table-cell table:formula="of:=LEN([.B51])" office:value-type="float" office:value="23">
            <text:p>23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9-12_09-19-13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2];[.K52])" office:value-type="string" office:string-value="jpg">
            <text:p>jpg</text:p>
          </table:table-cell>
          <table:table-cell table:style-name="ce47" table:formula="of:=FIND(&quot;.&quot;;[.B52];1)" office:value-type="float" office:value="20">
            <text:p>20</text:p>
          </table:table-cell>
          <table:table-cell table:formula="of:=LEN([.B52])" office:value-type="float" office:value="23">
            <text:p>23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9-12_09-19-18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3];[.K53])" office:value-type="string" office:string-value="jpg">
            <text:p>jpg</text:p>
          </table:table-cell>
          <table:table-cell table:style-name="ce47" table:formula="of:=FIND(&quot;.&quot;;[.B53];1)" office:value-type="float" office:value="20">
            <text:p>20</text:p>
          </table:table-cell>
          <table:table-cell table:formula="of:=LEN([.B53])" office:value-type="float" office:value="23">
            <text:p>23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0" office:value-type="string">
            <text:p>2023-09-12_09-19-27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4];[.K54])" office:value-type="string" office:string-value="jpg">
            <text:p>jpg</text:p>
          </table:table-cell>
          <table:table-cell table:style-name="ce47" table:formula="of:=FIND(&quot;.&quot;;[.B54];1)" office:value-type="float" office:value="20">
            <text:p>20</text:p>
          </table:table-cell>
          <table:table-cell table:formula="of:=LEN([.B54])" office:value-type="float" office:value="23">
            <text:p>23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9-12_09-21-35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5];[.K55])" office:value-type="string" office:string-value="jpg">
            <text:p>jpg</text:p>
          </table:table-cell>
          <table:table-cell table:style-name="ce47" table:formula="of:=FIND(&quot;.&quot;;[.B55];1)" office:value-type="float" office:value="20">
            <text:p>20</text:p>
          </table:table-cell>
          <table:table-cell table:formula="of:=LEN([.B55])" office:value-type="float" office:value="23">
            <text:p>23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2023-09-12_09-21-50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string" office:string-value="jpg">
            <text:p>jpg</text:p>
          </table:table-cell>
          <table:table-cell table:style-name="ce47" table:formula="of:=FIND(&quot;.&quot;;[.B56];1)" office:value-type="float" office:value="20">
            <text:p>20</text:p>
          </table:table-cell>
          <table:table-cell table:formula="of:=LEN([.B56])" office:value-type="float" office:value="23">
            <text:p>23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9-12_09-22-12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string" office:string-value=":PHOTO 記録 / PC画面 / subject=三井住友銀行。口座開設。新規。 / content=宮崎台支店。窓口対応のための、予約を入れようと試みる。, other=最終。予約は、空いているのが、先の日付。断念する。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10" table:formula="of:=RIGHT([.B57];[.K57])" office:value-type="string" office:string-value="jpg">
            <text:p>jpg</text:p>
          </table:table-cell>
          <table:table-cell table:style-name="ce47" table:formula="of:=FIND(&quot;.&quot;;[.B57];1)" office:value-type="float" office:value="20">
            <text:p>20</text:p>
          </table:table-cell>
          <table:table-cell table:formula="of:=LEN([.B57])" office:value-type="float" office:value="23">
            <text:p>23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0" office:value-type="string">
            <text:p>2023-09-12_09-28-16.jpg</text:p>
          </table:table-cell>
          <table:table-cell table:style-name="ce27" office:value-type="string">
            <text:p>:PHOTO 記録 / PC画面 / subject=三井住友銀行。口座開設。新規。 / content=宮崎台支店。窓口対応のための、予約を入れようと試みる。, other=最終。予約は、空いているのが、先の日付。断念する。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8];[.K58])" office:value-type="string" office:string-value="jpg">
            <text:p>jpg</text:p>
          </table:table-cell>
          <table:table-cell table:style-name="ce47" table:formula="of:=FIND(&quot;.&quot;;[.B58];1)" office:value-type="float" office:value="20">
            <text:p>20</text:p>
          </table:table-cell>
          <table:table-cell table:formula="of:=LEN([.B58])" office:value-type="float" office:value="23">
            <text:p>23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09-12_12-18-42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string" office:string-value=":m 食べた物 ">
            <text:p>:m 食べた物 </text:p>
          </table:table-cell>
          <table:table-cell table:style-name="ce10" table:formula="of:=RIGHT([.B59];[.K59])" office:value-type="string" office:string-value="jpg">
            <text:p>jpg</text:p>
          </table:table-cell>
          <table:table-cell table:style-name="ce47" table:formula="of:=FIND(&quot;.&quot;;[.B59];1)" office:value-type="float" office:value="20">
            <text:p>20</text:p>
          </table:table-cell>
          <table:table-cell table:formula="of:=LEN([.B59])" office:value-type="float" office:value="23">
            <text:p>23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12_21-18-01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string" office:string-value=":m 食べた物 ">
            <text:p>:m 食べた物 </text:p>
          </table:table-cell>
          <table:table-cell table:style-name="ce10" table:formula="of:=RIGHT([.B60];[.K60])" office:value-type="string" office:string-value="jpg">
            <text:p>jpg</text:p>
          </table:table-cell>
          <table:table-cell table:style-name="ce47" table:formula="of:=FIND(&quot;.&quot;;[.B60];1)" office:value-type="float" office:value="20">
            <text:p>20</text:p>
          </table:table-cell>
          <table:table-cell table:formula="of:=LEN([.B60])" office:value-type="float" office:value="23">
            <text:p>23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13_01-12-34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string" office:string-value=":m :PHOTO 寝た時刻 / 2023">
            <text:p>:m :PHOTO 寝た時刻 / 2023</text:p>
          </table:table-cell>
          <table:table-cell table:style-name="ce10" table:formula="of:=RIGHT([.B61];[.K61])" office:value-type="string" office:string-value="jpg">
            <text:p>jpg</text:p>
          </table:table-cell>
          <table:table-cell table:style-name="ce47" table:formula="of:=FIND(&quot;.&quot;;[.B61];1)" office:value-type="float" office:value="20">
            <text:p>20</text:p>
          </table:table-cell>
          <table:table-cell table:formula="of:=LEN([.B61])" office:value-type="float" office:value="23">
            <text:p>23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13_07-45-09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string" office:string-value=":m :PHOTO 起きた時刻 / 2023">
            <text:p>:m :PHOTO 起きた時刻 / 2023</text:p>
          </table:table-cell>
          <table:table-cell table:style-name="ce10" table:formula="of:=RIGHT([.B62];[.K62])" office:value-type="string" office:string-value="jpg">
            <text:p>jpg</text:p>
          </table:table-cell>
          <table:table-cell table:style-name="ce47" table:formula="of:=FIND(&quot;.&quot;;[.B62];1)" office:value-type="float" office:value="20">
            <text:p>20</text:p>
          </table:table-cell>
          <table:table-cell table:formula="of:=LEN([.B62])" office:value-type="float" office:value="23">
            <text:p>23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13_07-46-58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3];[.K63])" office:value-type="string" office:string-value="jpg">
            <text:p>jpg</text:p>
          </table:table-cell>
          <table:table-cell table:style-name="ce47" table:formula="of:=FIND(&quot;.&quot;;[.B63];1)" office:value-type="float" office:value="20">
            <text:p>20</text:p>
          </table:table-cell>
          <table:table-cell table:formula="of:=LEN([.B63])" office:value-type="float" office:value="23">
            <text:p>23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9-13_21-01-34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4];[.K64])" office:value-type="string" office:string-value="jpg">
            <text:p>jpg</text:p>
          </table:table-cell>
          <table:table-cell table:style-name="ce47" table:formula="of:=FIND(&quot;.&quot;;[.B64];1)" office:value-type="float" office:value="20">
            <text:p>20</text:p>
          </table:table-cell>
          <table:table-cell table:formula="of:=LEN([.B64])" office:value-type="float" office:value="23">
            <text:p>23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13_21-01-41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string" office:string-value=":m 食べた物 ">
            <text:p>:m 食べた物 </text:p>
          </table:table-cell>
          <table:table-cell table:style-name="ce10" table:formula="of:=RIGHT([.B65];[.K65])" office:value-type="string" office:string-value="jpg">
            <text:p>jpg</text:p>
          </table:table-cell>
          <table:table-cell table:style-name="ce47" table:formula="of:=FIND(&quot;.&quot;;[.B65];1)" office:value-type="float" office:value="20">
            <text:p>20</text:p>
          </table:table-cell>
          <table:table-cell table:formula="of:=LEN([.B65])" office:value-type="float" office:value="23">
            <text:p>23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14_01-43-50.jpg</text:p>
          </table:table-cell>
          <table:table-cell table:style-name="ce26" office:value-type="string">
            <text:p>other=この時刻以前に、うたた寝。この時刻にふと目覚めて、寝直した。初めのうたた寝=１時前ぐらい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string" office:string-value="other=この時刻以前に、うたた寝。この時刻にふと目覚めて、寝直した。初めのうたた寝=１時前ぐらいか">
            <text:p>other=この時刻以前に、うたた寝。この時刻にふと目覚めて、寝直した。初めのうたた寝=１時前ぐらいか</text:p>
          </table:table-cell>
          <table:table-cell table:style-name="ce10" table:formula="of:=RIGHT([.B66];[.K66])" office:value-type="string" office:string-value="jpg">
            <text:p>jpg</text:p>
          </table:table-cell>
          <table:table-cell table:style-name="ce47" table:formula="of:=FIND(&quot;.&quot;;[.B66];1)" office:value-type="float" office:value="20">
            <text:p>20</text:p>
          </table:table-cell>
          <table:table-cell table:formula="of:=LEN([.B66])" office:value-type="float" office:value="23">
            <text:p>23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14_07-47-14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string" office:string-value=":m :PHOTO 起きた時刻 / 2023">
            <text:p>:m :PHOTO 起きた時刻 / 2023</text:p>
          </table:table-cell>
          <table:table-cell table:style-name="ce10" table:formula="of:=RIGHT([.B67];[.K67])" office:value-type="string" office:string-value="jpg">
            <text:p>jpg</text:p>
          </table:table-cell>
          <table:table-cell table:style-name="ce47" table:formula="of:=FIND(&quot;.&quot;;[.B67];1)" office:value-type="float" office:value="20">
            <text:p>20</text:p>
          </table:table-cell>
          <table:table-cell table:formula="of:=LEN([.B67])" office:value-type="float" office:value="23">
            <text:p>23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9-14_07-53-24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8];[.K68])" office:value-type="string" office:string-value="jpg">
            <text:p>jpg</text:p>
          </table:table-cell>
          <table:table-cell table:style-name="ce47" table:formula="of:=FIND(&quot;.&quot;;[.B68];1)" office:value-type="float" office:value="20">
            <text:p>20</text:p>
          </table:table-cell>
          <table:table-cell table:formula="of:=LEN([.B68])" office:value-type="float" office:value="23">
            <text:p>23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14_10-02-56.jpg</text:p>
          </table:table-cell>
          <table:table-cell table:style-name="ce26" office:value-type="string">
            <text:p>:m 1*1 RES / JVEMV6 64#342_ugokasu_qc_EJ_NH_MGS / 『動かして学ぶ　量子コンピュータ　プログラミング』 著者=EJ;NH;MGS,校注=~ / p.38 / w=多重キュビットの円表示;,topic=；,publisher=~,other=memo+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string" office:string-value=":m 1*1 RES / JVEMV6 64#342_ugokasu_qc_EJ_NH_MGS / 『動かして学ぶ　量子コンピュータ　プログラミング』 著者=EJ;NH;MGS,校注=~ / p.38 / w=多重キュビットの円表示;,topic=；,publisher=~,other=memo+;">
            <text:p>:m 1*1 RES / JVEMV6 64#342_ugokasu_qc_EJ_NH_MGS / 『動かして学ぶ　量子コンピュータ　プログラミング』 著者=EJ;NH;MGS,校注=~ / p.38 / w=多重キュビットの円表示;,topic=；,publisher=~,other=memo+;</text:p>
          </table:table-cell>
          <table:table-cell table:style-name="ce10" table:formula="of:=RIGHT([.B69];[.K69])" office:value-type="string" office:string-value="jpg">
            <text:p>jpg</text:p>
          </table:table-cell>
          <table:table-cell table:style-name="ce47" table:formula="of:=FIND(&quot;.&quot;;[.B69];1)" office:value-type="float" office:value="20">
            <text:p>20</text:p>
          </table:table-cell>
          <table:table-cell table:formula="of:=LEN([.B69])" office:value-type="float" office:value="23">
            <text:p>23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9-14_10-03-17.jpg</text:p>
          </table:table-cell>
          <table:table-cell table:style-name="ce26" office:value-type="string">
            <text:p>:m 1*7 RES / JVEMV6 64#342_ugokasu_qc_EJ_NH_MGS / 『動かして学ぶ　量子コンピュータ　プログラミング』 著者=EJ;NH;MGS,校注=~ / p.43 / w=~,topic=；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0];[.K70])" office:value-type="string" office:string-value="jpg">
            <text:p>jpg</text:p>
          </table:table-cell>
          <table:table-cell table:style-name="ce47" table:formula="of:=FIND(&quot;.&quot;;[.B70];1)" office:value-type="float" office:value="20">
            <text:p>20</text:p>
          </table:table-cell>
          <table:table-cell table:formula="of:=LEN([.B70])" office:value-type="float" office:value="23">
            <text:p>23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9-14_10-03-32.jpg</text:p>
          </table:table-cell>
          <table:table-cell table:style-name="ce26" office:value-type="string">
            <text:p>:m 2*7 RES / JVEMV6 64#342_ugokasu_qc_EJ_NH_MGS / 『動かして学ぶ　量子コンピュータ　プログラミング』 著者=EJ;NH;MGS,校注=~ / p.43 / w=多重キュビットレジスタ,topic=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string" office:string-value=":m 2*7 RES / JVEMV6 64#342_ugokasu_qc_EJ_NH_MGS / 『動かして学ぶ　量子コンピュータ　プログラミング』 著者=EJ;NH;MGS,校注=~ / p.43 / w=多重キュビットレジスタ,topic=；,publisher=~,other=~">
            <text:p>:m 2*7 RES / JVEMV6 64#342_ugokasu_qc_EJ_NH_MGS / 『動かして学ぶ　量子コンピュータ　プログラミング』 著者=EJ;NH;MGS,校注=~ / p.43 / w=多重キュビットレジスタ,topic=；,publisher=~,other=~</text:p>
          </table:table-cell>
          <table:table-cell table:style-name="ce10" table:formula="of:=RIGHT([.B71];[.K71])" office:value-type="string" office:string-value="jpg">
            <text:p>jpg</text:p>
          </table:table-cell>
          <table:table-cell table:style-name="ce47" table:formula="of:=FIND(&quot;.&quot;;[.B71];1)" office:value-type="float" office:value="20">
            <text:p>20</text:p>
          </table:table-cell>
          <table:table-cell table:formula="of:=LEN([.B71])" office:value-type="float" office:value="23">
            <text:p>23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9-14_10-03-49.jpg</text:p>
          </table:table-cell>
          <table:table-cell table:style-name="ce26" office:value-type="string">
            <text:p>:m 3*7 RES / JVEMV6 64#342_ugokasu_qc_EJ_NH_MGS / 『動かして学ぶ　量子コンピュータ　プログラミング』 著者=EJ;NH;MGS,校注=~ / p.44 / w=,topic=；,publisher=~,other=memo+:cnot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string" office:string-value=":m 3*7 RES / JVEMV6 64#342_ugokasu_qc_EJ_NH_MGS / 『動かして学ぶ　量子コンピュータ　プログラミング』 著者=EJ;NH;MGS,校注=~ / p.44 / w=,topic=；,publisher=~,other=memo+:cnot;">
            <text:p>:m 3*7 RES / JVEMV6 64#342_ugokasu_qc_EJ_NH_MGS / 『動かして学ぶ　量子コンピュータ　プログラミング』 著者=EJ;NH;MGS,校注=~ / p.44 / w=,topic=；,publisher=~,other=memo+:cnot;</text:p>
          </table:table-cell>
          <table:table-cell table:style-name="ce10" table:formula="of:=RIGHT([.B72];[.K72])" office:value-type="string" office:string-value="jpg">
            <text:p>jpg</text:p>
          </table:table-cell>
          <table:table-cell table:style-name="ce47" table:formula="of:=FIND(&quot;.&quot;;[.B72];1)" office:value-type="float" office:value="20">
            <text:p>20</text:p>
          </table:table-cell>
          <table:table-cell table:formula="of:=LEN([.B72])" office:value-type="float" office:value="23">
            <text:p>23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14_10-04-05.jpg</text:p>
          </table:table-cell>
          <table:table-cell table:style-name="ce26" office:value-type="string">
            <text:p>:m 4*7 RES / JVEMV6 64#342_ugokasu_qc_EJ_NH_MGS / 『動かして学ぶ　量子コンピュータ　プログラミング』 著者=EJ;NH;MGS,校注=~ / p.44;48 / w=,topic=；,publisher=~,other=found+:cnot。readの内容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string" office:string-value=":m 4*7 RES / JVEMV6 64#342_ugokasu_qc_EJ_NH_MGS / 『動かして学ぶ　量子コンピュータ　プログラミング』 著者=EJ;NH;MGS,校注=~ / p.44;48 / w=,topic=；,publisher=~,other=found+:cnot。readの内容；">
            <text:p>:m 4*7 RES / JVEMV6 64#342_ugokasu_qc_EJ_NH_MGS / 『動かして学ぶ　量子コンピュータ　プログラミング』 著者=EJ;NH;MGS,校注=~ / p.44;48 / w=,topic=；,publisher=~,other=found+:cnot。readの内容；</text:p>
          </table:table-cell>
          <table:table-cell table:style-name="ce10" table:formula="of:=RIGHT([.B73];[.K73])" office:value-type="string" office:string-value="jpg">
            <text:p>jpg</text:p>
          </table:table-cell>
          <table:table-cell table:style-name="ce47" table:formula="of:=FIND(&quot;.&quot;;[.B73];1)" office:value-type="float" office:value="20">
            <text:p>20</text:p>
          </table:table-cell>
          <table:table-cell table:formula="of:=LEN([.B73])" office:value-type="float" office:value="23">
            <text:p>23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9-14_10-04-20.jpg</text:p>
          </table:table-cell>
          <table:table-cell table:style-name="ce26" office:value-type="string">
            <text:p>:m 5*7 RES / JVEMV6 64#342_ugokasu_qc_EJ_NH_MGS / 『動かして学ぶ　量子コンピュータ　プログラミング』 著者=EJ;NH;MGS,校注=~ / p.50 / w=スワップ・テスト；,topic=；,publisher=~,other=memo+:例.3-2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string" office:string-value=":m 5*7 RES / JVEMV6 64#342_ugokasu_qc_EJ_NH_MGS / 『動かして学ぶ　量子コンピュータ　プログラミング』 著者=EJ;NH;MGS,校注=~ / p.50 / w=スワップ・テスト；,topic=；,publisher=~,other=memo+:例.3-2;">
            <text:p>:m 5*7 RES / JVEMV6 64#342_ugokasu_qc_EJ_NH_MGS / 『動かして学ぶ　量子コンピュータ　プログラミング』 著者=EJ;NH;MGS,校注=~ / p.50 / w=スワップ・テスト；,topic=；,publisher=~,other=memo+:例.3-2;</text:p>
          </table:table-cell>
          <table:table-cell table:style-name="ce10" table:formula="of:=RIGHT([.B74];[.K74])" office:value-type="string" office:string-value="jpg">
            <text:p>jpg</text:p>
          </table:table-cell>
          <table:table-cell table:style-name="ce47" table:formula="of:=FIND(&quot;.&quot;;[.B74];1)" office:value-type="float" office:value="20">
            <text:p>20</text:p>
          </table:table-cell>
          <table:table-cell table:formula="of:=LEN([.B74])" office:value-type="float" office:value="23">
            <text:p>23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9-14_10-04-35.jpg</text:p>
          </table:table-cell>
          <table:table-cell table:style-name="ce26" office:value-type="string">
            <text:p>:m 6*7 RES / JVEMV6 64#342_ugokasu_qc_EJ_NH_MGS / 『動かして学ぶ　量子コンピュータ　プログラミング』 著者=EJ;NH;MGS,校注=~ / p.61 / w=；,topic=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string" office:string-value=":m 6*7 RES / JVEMV6 64#342_ugokasu_qc_EJ_NH_MGS / 『動かして学ぶ　量子コンピュータ　プログラミング』 著者=EJ;NH;MGS,校注=~ / p.61 / w=；,topic=；,publisher=~,other=">
            <text:p>:m 6*7 RES / JVEMV6 64#342_ugokasu_qc_EJ_NH_MGS / 『動かして学ぶ　量子コンピュータ　プログラミング』 著者=EJ;NH;MGS,校注=~ / p.61 / w=；,topic=；,publisher=~,other=</text:p>
          </table:table-cell>
          <table:table-cell table:style-name="ce10" table:formula="of:=RIGHT([.B75];[.K75])" office:value-type="string" office:string-value="jpg">
            <text:p>jpg</text:p>
          </table:table-cell>
          <table:table-cell table:style-name="ce47" table:formula="of:=FIND(&quot;.&quot;;[.B75];1)" office:value-type="float" office:value="20">
            <text:p>20</text:p>
          </table:table-cell>
          <table:table-cell table:formula="of:=LEN([.B75])" office:value-type="float" office:value="23">
            <text:p>23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3-09-14_10-04-55.jpg</text:p>
          </table:table-cell>
          <table:table-cell table:style-name="ce26" office:value-type="string">
            <text:p>:m 7*7 RES / JVEMV6 64#342_ugokasu_qc_EJ_NH_MGS / 『動かして学ぶ　量子コンピュータ　プログラミング』 著者=EJ;NH;MGS,校注=~ / p.63 / w=；,topic=遠隔操作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string" office:string-value=":m 7*7 RES / JVEMV6 64#342_ugokasu_qc_EJ_NH_MGS / 『動かして学ぶ　量子コンピュータ　プログラミング』 著者=EJ;NH;MGS,校注=~ / p.63 / w=；,topic=遠隔操作；,publisher=~,other=">
            <text:p>:m 7*7 RES / JVEMV6 64#342_ugokasu_qc_EJ_NH_MGS / 『動かして学ぶ　量子コンピュータ　プログラミング』 著者=EJ;NH;MGS,校注=~ / p.63 / w=；,topic=遠隔操作；,publisher=~,other=</text:p>
          </table:table-cell>
          <table:table-cell table:style-name="ce10" table:formula="of:=RIGHT([.B76];[.K76])" office:value-type="string" office:string-value="jpg">
            <text:p>jpg</text:p>
          </table:table-cell>
          <table:table-cell table:style-name="ce47" table:formula="of:=FIND(&quot;.&quot;;[.B76];1)" office:value-type="float" office:value="20">
            <text:p>20</text:p>
          </table:table-cell>
          <table:table-cell table:formula="of:=LEN([.B76])" office:value-type="float" office:value="23">
            <text:p>23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9-14_10-13-19.jpg</text:p>
          </table:table-cell>
          <table:table-cell table:style-name="ce26" office:value-type="string">
            <text:p>:m 1*4 RES / JVEMV6 64#335_robotics_nishikawa / 『概説　ロボット工学』 著者=西川正雄,校注=~ / p.60 / w=,topic=；,publisher=~,other=memo+:ラプラス変換。複素数の計算。試み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string" office:string-value=":m 1*4 RES / JVEMV6 64#335_robotics_nishikawa / 『概説　ロボット工学』 著者=西川正雄,校注=~ / p.60 / w=,topic=；,publisher=~,other=memo+:ラプラス変換。複素数の計算。試み。">
            <text:p>:m 1*4 RES / JVEMV6 64#335_robotics_nishikawa / 『概説　ロボット工学』 著者=西川正雄,校注=~ / p.60 / w=,topic=；,publisher=~,other=memo+:ラプラス変換。複素数の計算。試み。</text:p>
          </table:table-cell>
          <table:table-cell table:style-name="ce10" table:formula="of:=RIGHT([.B77];[.K77])" office:value-type="string" office:string-value="jpg">
            <text:p>jpg</text:p>
          </table:table-cell>
          <table:table-cell table:style-name="ce47" table:formula="of:=FIND(&quot;.&quot;;[.B77];1)" office:value-type="float" office:value="20">
            <text:p>20</text:p>
          </table:table-cell>
          <table:table-cell table:formula="of:=LEN([.B77])" office:value-type="float" office:value="23">
            <text:p>23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9-14_10-13-38.jpg</text:p>
          </table:table-cell>
          <table:table-cell table:style-name="ce27" office:value-type="string">
            <text:p>:m 2*4 RES / JVEMV6 64#335_robotics_nishikawa / 『概説　ロボット工学』 著者=西川正雄,校注=~ / p.60 / w=ラプラス逆変換,topic=ラプラス変換；,publisher=~,other=memo+:例-2.1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string" office:string-value=":m 2*4 RES / JVEMV6 64#335_robotics_nishikawa / 『概説　ロボット工学』 著者=西川正雄,校注=~ / p.60 / w=ラプラス逆変換,topic=ラプラス変換；,publisher=~,other=memo+:例-2.1;">
            <text:p>:m 2*4 RES / JVEMV6 64#335_robotics_nishikawa / 『概説　ロボット工学』 著者=西川正雄,校注=~ / p.60 / w=ラプラス逆変換,topic=ラプラス変換；,publisher=~,other=memo+:例-2.1;</text:p>
          </table:table-cell>
          <table:table-cell table:style-name="ce10" table:formula="of:=RIGHT([.B78];[.K78])" office:value-type="string" office:string-value="jpg">
            <text:p>jpg</text:p>
          </table:table-cell>
          <table:table-cell table:style-name="ce47" table:formula="of:=FIND(&quot;.&quot;;[.B78];1)" office:value-type="float" office:value="20">
            <text:p>20</text:p>
          </table:table-cell>
          <table:table-cell table:formula="of:=LEN([.B78])" office:value-type="float" office:value="23">
            <text:p>23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9-14_10-13-52.jpg</text:p>
          </table:table-cell>
          <table:table-cell table:style-name="ce26" office:value-type="string">
            <text:p>:m 3*4 RES / JVEMV6 64#335_robotics_nishikawa / 『概説　ロボット工学』 著者=西川正雄,校注=~ / p.60 / w=等価伝達関数；ユニティーフィードバック；,topic=ラプラス変換；,publisher=~,other=memo+:計算。G、H。具体的な関数と置いてみ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string" office:string-value=":m 3*4 RES / JVEMV6 64#335_robotics_nishikawa / 『概説　ロボット工学』 著者=西川正雄,校注=~ / p.60 / w=等価伝達関数；ユニティーフィードバック；,topic=ラプラス変換；,publisher=~,other=memo+:計算。G、H。具体的な関数と置いてみる。">
            <text:p>:m 3*4 RES / JVEMV6 64#335_robotics_nishikawa / 『概説　ロボット工学』 著者=西川正雄,校注=~ / p.60 / w=等価伝達関数；ユニティーフィードバック；,topic=ラプラス変換；,publisher=~,other=memo+:計算。G、H。具体的な関数と置いてみる。</text:p>
          </table:table-cell>
          <table:table-cell table:style-name="ce10" table:formula="of:=RIGHT([.B79];[.K79])" office:value-type="string" office:string-value="jpg">
            <text:p>jpg</text:p>
          </table:table-cell>
          <table:table-cell table:style-name="ce47" table:formula="of:=FIND(&quot;.&quot;;[.B79];1)" office:value-type="float" office:value="20">
            <text:p>20</text:p>
          </table:table-cell>
          <table:table-cell table:formula="of:=LEN([.B79])" office:value-type="float" office:value="23">
            <text:p>23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9-14_10-14-07.jpg</text:p>
          </table:table-cell>
          <table:table-cell table:style-name="ce26" office:value-type="string">
            <text:p>:m 4*4 RES / JVEMV6 64#335_robotics_nishikawa / 『概説　ロボット工学』 著者=西川正雄,校注=~ / p.60 / w=,topic=ラプラス変換；,publisher=~,other=calc+:等価伝達関数。数値計算。極限値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string" office:string-value=":m 4*4 RES / JVEMV6 64#335_robotics_nishikawa / 『概説　ロボット工学』 著者=西川正雄,校注=~ / p.60 / w=,topic=ラプラス変換；,publisher=~,other=calc+:等価伝達関数。数値計算。極限値。">
            <text:p>:m 4*4 RES / JVEMV6 64#335_robotics_nishikawa / 『概説　ロボット工学』 著者=西川正雄,校注=~ / p.60 / w=,topic=ラプラス変換；,publisher=~,other=calc+:等価伝達関数。数値計算。極限値。</text:p>
          </table:table-cell>
          <table:table-cell table:style-name="ce10" table:formula="of:=RIGHT([.B80];[.K80])" office:value-type="string" office:string-value="jpg">
            <text:p>jpg</text:p>
          </table:table-cell>
          <table:table-cell table:style-name="ce47" table:formula="of:=FIND(&quot;.&quot;;[.B80];1)" office:value-type="float" office:value="20">
            <text:p>20</text:p>
          </table:table-cell>
          <table:table-cell table:formula="of:=LEN([.B80])" office:value-type="float" office:value="23">
            <text:p>23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9">
            <text:p>9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4">2023/09/14</text:date>, <text:time>11:0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14T11:02:54.96</dc:date>
    <dc:creator>iwabuchi ken</dc:creator>
    <meta:editing-duration>P58DT15H22M3S</meta:editing-duration>
    <meta:editing-cycles>19682</meta:editing-cycles>
    <meta:document-statistic meta:table-count="2" meta:cell-count="994" meta:object-count="0"/>
    <meta:user-defined meta:name="qrichtext">1</meta:user-defined>
  </office:meta>
</office:document-meta>
</file>